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Wingdings" svg:font-family="Wingdings"/>
    <style:font-face style:name="Times New Roman1" svg:font-family="'Times New Roman'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1" fo:font-size="6.5pt" style:font-name-asian="Arial1" style:font-size-asian="6.5pt" style:font-name-complex="Arial1" style:font-size-complex="6.5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urier" fo:font-size="8pt" style:font-name-asian="Courier" style:font-size-asian="8pt" style:font-name-complex="Courier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4080" style:font-name="Arial1" fo:font-size="6.5pt" style:font-name-asian="Arial1" style:font-size-asian="6.5pt" style:font-name-complex="Arial1" style:font-size-complex="6.5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style:text-underline-style="solid" style:text-underline-width="auto" style:text-underline-color="font-color" fo:font-weight="normal" officeooo:paragraph-rsid="001262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fo:font-weight="normal" officeooo:paragraph-rsid="0013f182" fo:background-color="#ffff0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text-underline-style="solid" style:text-underline-width="auto" style:text-underline-color="font-color" officeooo:paragraph-rsid="0013f182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text-underline-style="solid" style:text-underline-width="auto" style:text-underline-color="font-color" fo:font-weight="normal" officeooo:paragraph-rsid="0013f182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normal" officeooo:paragraph-rsid="0013f182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normal" officeooo:paragraph-rsid="001576cd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normal" officeooo:paragraph-rsid="001576cd" fo:background-color="#ffff00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4" style:family="paragraph" style:parent-style-name="Heading_20_1">
      <style:text-properties officeooo:paragraph-rsid="001576c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6ce53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1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000000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position="sub 58%" style:text-underline-style="solid" style:text-underline-width="auto" style:text-underline-color="font-color"/>
    </style:style>
    <style:style style:name="T16" style:family="text">
      <style:text-properties officeooo:rsid="0011545b"/>
    </style:style>
    <style:style style:name="T17" style:family="text">
      <style:text-properties officeooo:rsid="001262eb"/>
    </style:style>
    <style:style style:name="T18" style:family="text">
      <style:text-properties officeooo:rsid="0013f182"/>
    </style:style>
    <style:style style:name="T19" style:family="text">
      <style:text-properties officeooo:rsid="001576c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Numérique 2° EN </text:p>
      <text:p text:style-name="P3"/>
      <text:p text:style-name="P4"><text:span text:style-name="T13">Date</text:span> : <text:span text:style-name="T16">21</text:span>/01/2013</text:p>
      <text:p text:style-name="P9">Noms du Binôme : <text:span text:style-name="T16">Pierron − Saurel</text:span> </text:p>
      <text:p text:style-name="P3"/>
      <text:p text:style-name="P3"/>
      <text:p text:style-name="Horizontal_20_Line"/>
      <text:p text:style-name="P8">TP N°1</text:p>
      <text:p text:style-name="P7"/>
      <text:p text:style-name="P2"><text:span text:style-name="T1">C</text:span><text:span text:style-name="T2">ELLULES </text:span><text:span text:style-name="T1">L</text:span><text:span text:style-name="T2">OGIQUES AU NIVEAU </text:span><text:span text:style-name="T1">T</text:span><text:span text:style-name="T2">RANSISTOR</text:span></text:p>
      <text:p text:style-name="P10"/>
      <text:p text:style-name="Horizontal_20_Line"/>
      <text:p text:style-name="P3"/>
      <text:h text:style-name="Heading_20_1" text:outline-level="1">I-2 Simulation des performances d’un inverseur CMOS élémentaire.</text:h>
      <text:p text:style-name="P3"/>
      <text:p text:style-name="P4">Donner « Tr », et « Tf » ainsi que la courbe de simulation.</text:p>
      <text:p text:style-name="P15"><text:span text:style-name="T17"><draw:frame draw:style-name="fr1" draw:name="Objet3" text:anchor-type="as-char" svg:width="2.071cm" svg:height="0.56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5"><text:span text:style-name="T18"><draw:frame draw:style-name="fr1" draw:name="Objet4" text:anchor-type="as-char" svg:width="2.014cm" svg:height="0.56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/>
      <text:p text:style-name="P17"><text:span text:style-name="T18">TODO IMAGE</text:span></text:p>
      <text:p text:style-name="P5"/>
      <text:p text:style-name="P1"><text:span text:style-name="T4">Donner la valeur maximale « Imax » de ce courant</text:span><text:span text:style-name="T3">.</text:span></text:p>
      <text:p text:style-name="P1"><text:span text:style-name="T3"><text:s/></text:span><text:span text:style-name="T4">déterminez la charge Q utilisée</text:span><text:span text:style-name="T3">.</text:span></text:p>
      <text:p text:style-name="P18"><text:span text:style-name="T18"><draw:frame draw:style-name="fr1" draw:name="Objet1" text:anchor-type="as-char" svg:width="5.734cm" svg:height="0.60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8"><text:span text:style-name="T18"><draw:frame draw:style-name="fr1" draw:name="Objet5" text:anchor-type="as-char" svg:width="1.582cm" svg:height="0.5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7"/></text:p>
      <text:p text:style-name="P1"><text:span text:style-name="T7"><text:tab/></text:span><text:span text:style-name="T4"> « IMax</text:span><text:span text:style-name="T8">1million </text:span><text:span text:style-name="T4">» =1e6*Imax</text:span><text:span text:style-name="T6"> car les portes consomment toutes le courant en même temps</text:span></text:p>
      <text:p text:style-name="P1"><text:span text:style-name="T4"><text:tab/> la charge « Q</text:span><text:span text:style-name="T8">1million </text:span><text:span text:style-name="T4">» équivalente. = 1e6*Q</text:span></text:p>
      <text:p text:style-name="P4"/>
      <text:p text:style-name="P4"><text:tab/>Une valeur de capacité, placée en parallèle avec l’alimentation, pour remédier à ce</text:p>
      <text:p text:style-name="P4">problème de surconsommation en courant serait de :</text:p>
      <text:p text:style-name="P18"/>
      <text:p text:style-name="P19"><text:span text:style-name="T18"><draw:frame draw:style-name="fr1" draw:name="Objet2" text:anchor-type="as-char" svg:width="6.315cm" svg:height="0.57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h text:style-name="Heading_20_1" text:outline-level="1">I-3 Evaluation du temps de propagation moyen d’un inverseur CMOS.</text:h>
      <text:p text:style-name="P3"/>
      <text:p text:style-name="P4">Donner « fosc », et « td » ainsi que la courbe de simulation.</text:p>
      <text:p text:style-name="P20"><text:span text:style-name="T18">On mesure la durée nécessaire à 10 oscillations : 2.12 ns, </text:span><text:span text:style-name="T19">donc</text:span><text:span text:style-name="T18"><draw:frame draw:style-name="fr1" draw:name="Objet6" text:anchor-type="as-char" svg:width="4.008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1"><text:span text:style-name="T19">D’où </text:span><text:span text:style-name="T19"><draw:frame draw:style-name="fr1" draw:name="Objet7" text:anchor-type="as-char" svg:width="1.727cm" svg:height="0.568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2"><text:soft-page-break/><text:span text:style-name="T19">TODO IMAGE OSCI</text:span></text:p>
      <text:h text:style-name="P24" text:outline-level="1"><text:span text:style-name="T10"><text:s text:c="4"/></text:span>II – Portes NAND et NOR</text:h>
      <text:p text:style-name="P4"/>
      <text:p text:style-name="P3">II-1 On se propose maintenant d’étudier le comportement d’une porte NAND réalisée</text:p>
      <text:p text:style-name="P3">avec des transistors CMOS.</text:p>
      <text:p text:style-name="P11"/>
      <text:p text:style-name="P1"><text:span text:style-name="T4">Donner « t</text:span><text:span text:style-name="T8">LH_NAND </text:span><text:span text:style-name="T4">» et « t</text:span><text:span text:style-name="T8">HL_NAND </text:span><text:span text:style-name="T4">».</text:span></text:p>
      <text:p text:style-name="P1"><text:span text:style-name="T4"><draw:frame draw:style-name="fr1" draw:name="Objet8" text:anchor-type="as-char" svg:width="2.662cm" svg:height="0.605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">et </text:span><text:span text:style-name="T5"><draw:frame draw:style-name="fr1" draw:name="Objet9" text:anchor-type="as-char" svg:width="2.674cm" svg:height="0.605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P6"/>
      <text:p text:style-name="P3">II-2 En vous inspirant du schéma de la porte précédente, dans un schéma nommé</text:p>
      <text:p text:style-name="P3">« nor » réalisez une porte NOR.</text:p>
      <text:p text:style-name="P4">Donnez le schéma de la porte NOR.</text:p>
      <text:p text:style-name="P4"/>
      <text:p text:style-name="P4"/>
      <text:h text:style-name="Heading_20_1" text:outline-level="1">III – Réalisation d’une Bascule D :</text:h>
      <text:p text:style-name="P13"/>
      <text:p text:style-name="P1"><text:span text:style-name="T3">_ </text:span><text:span text:style-name="T4">Rendre le schéma de la bascule D ainsi que les résultats de simulation</text:span><text:span text:style-name="T3">.</text:span></text:p>
      <text:p text:style-name="P3"/>
      <text:p text:style-name="P3"/>
      <text:p text:style-name="P3"/>
      <text:p text:style-name="P3">Au temps 14ns un problème intervient :</text:p>
      <text:p text:style-name="P1"><text:span text:style-name="T4">Expliquer ce phénomène</text:span><text:span text:style-name="T3">.</text:span></text:p>
      <text:p text:style-name="P3"/>
      <text:p text:style-name="P3"/>
      <text:p text:style-name="P3">Mesurer le temps de propagation de la bascule (d’un front montant à un changement de la</text:p>
      <text:p text:style-name="P3">sortie Q ) chargée avec un inverseur sur chaque sortie :</text:p>
      <text:p text:style-name="P1"><text:span text:style-name="T4">Donner le temps de propagation de la bascule « T</text:span><text:span text:style-name="T9">propagation </text:span><text:span text:style-name="T4">».</text:span></text:p>
      <text:p text:style-name="P6">On mesure <text:span text:style-name="T14">T</text:span><text:span text:style-name="T15">propagation</text:span><text:span text:style-name="T14"> = </text:span></text:p>
      <text:p text:style-name="P4"/>
      <text:p text:style-name="P4">Observer les temps de Setup et de Hold.</text:p>
      <text:p text:style-name="P12"/>
      <text:p text:style-name="P3"/>
      <text:p text:style-name="P3"/>
      <text:p text:style-name="P3"/>
      <text:p text:style-name="P3"/>
      <text:p text:style-name="P3"/>
      <text:h text:style-name="Heading_20_1" text:outline-level="1">IV – Réalisation d’une Bascule RS (travail optionnel):</text:h>
      <text:p text:style-name="P4"/>
      <text:p text:style-name="P3">On veut maintenant réaliser une bascule RS (Reset - Set)</text:p>
      <text:p text:style-name="P3"/>
      <text:p text:style-name="P1"><text:span text:style-name="T3">_ </text:span><text:span text:style-name="T4">Fournir le tableau suivant </text:span><text:span text:style-name="T3">:</text:span></text:p>
      <text:p text:style-name="P4"><text:tab/>S R <text:s/>Q <text:s text:c="2"/>QB</text:p>
      <text:p text:style-name="P4"><text:tab/>0 0 <text:s text:c="2"/>Mémoire</text:p>
      <text:p text:style-name="P4"><text:tab/>0 1 <text:s text:c="3"/>0 <text:s text:c="4"/>1</text:p>
      <text:p text:style-name="P4"><text:soft-page-break/><text:tab/>1 0 <text:s text:c="3"/>1 <text:s text:c="4"/>0</text:p>
      <text:p text:style-name="P4"><text:tab/>1 1 <text:s text:c="3"/>? <text:s text:c="3"/>?</text:p>
      <text:p text:style-name="P4"/>
      <text:p text:style-name="P4"/>
      <text:p text:style-name="P3">_ Mesurer les temps de commutation d’une telle bascule et</text:p>
      <text:p text:style-name="P14"><text:span text:style-name="T11">donner « t</text:span><text:span text:style-name="T12">LH</text:span><text:span text:style-name="T11">_</text:span><text:span text:style-name="T12">RS </text:span><text:span text:style-name="T11">» et « t</text:span><text:span text:style-name="T12">HL_RS </text:span><text:span text:style-name="T11">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Wingdings" svg:font-family="Wingdings"/>
    <style:font-face style:name="Times New Roman1" svg:font-family="'Times New Roman'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14:35:31.89</meta:creation-date>
    <dc:date>2013-01-21T16:56:40</dc:date>
    <meta:editing-duration>PT6H28M57S</meta:editing-duration>
    <meta:editing-cycles>11</meta:editing-cycles>
    <meta:generator>LibreOffice/3.6$Linux_X86_64 LibreOffice_project/360m1$Build-3</meta:generator>
    <meta:print-date>2011-02-15T11:56:53.35</meta:print-date>
    <meta:document-statistic meta:table-count="0" meta:image-count="0" meta:object-count="9" meta:page-count="3" meta:paragraph-count="51" meta:word-count="344" meta:character-count="1864" meta:non-whitespace-character-count="1512"/>
  </office:meta>
</office:document-meta>
</file>

<file path=Object 1/content.xml><?xml version="1.0" encoding="utf-8"?>
<math xmlns="http://www.w3.org/1998/Math/MathML">
  <semantics>
    <mrow>
      <mrow>
        <msub>
          <mi>I</mi>
          <mrow>
            <mi mathvariant="italic">MAX</mi>
          </mrow>
        </msub>
        <mo stretchy="false">=</mo>
        <mn>200</mn>
      </mrow>
      <mo stretchy="false">μ</mo>
      <mtext>A</mtext>
      <mo stretchy="false">⇒</mo>
      <mrow>
        <msub>
          <mi>I</mi>
          <mrow>
            <msub>
              <mi mathvariant="italic">MAX</mi>
              <mrow>
                <mn>1million</mn>
              </mrow>
            </msub>
          </mrow>
        </msub>
        <mo stretchy="false">=</mo>
        <mn>200</mn>
      </mrow>
      <mtext>A</mtext>
    </mrow>
    <annotation encoding="StarMath 5.0">I_{MAX} = 200 %mu "A" drarrow I_{MAX_{1million}} = 200"A"</annotation>
  </semantics>
</math>
</file>

<file path=Object 2/content.xml><?xml version="1.0" encoding="utf-8"?>
<math xmlns="http://www.w3.org/1998/Math/MathML">
  <semantics>
    <mrow>
      <mrow>
        <mi>Q</mi>
        <mo stretchy="false">=</mo>
        <mn>6</mn>
      </mrow>
      <mtext>fC</mtext>
      <mo stretchy="false">⇒</mo>
      <mrow>
        <msub>
          <mi>Q</mi>
          <mrow>
            <mn>1million</mn>
          </mrow>
        </msub>
        <mo stretchy="false">=</mo>
        <mn>6</mn>
      </mrow>
      <mo stretchy="false">μ</mo>
      <mtext>C</mtext>
      <mo stretchy="false">⇒</mo>
      <mrow>
        <mi>C</mi>
        <mo stretchy="false">=</mo>
        <mn>2</mn>
      </mrow>
      <mo stretchy="false">μ</mo>
      <mtext>F</mtext>
    </mrow>
    <annotation encoding="StarMath 5.0">Q = 6 "fC" drarrow Q_{1million} = 6 %mu "C" drarrow C = 2 %mu "F"</annotation>
  </semantics>
</math>
</file>

<file path=Object 3/content.xml><?xml version="1.0" encoding="utf-8"?>
<math xmlns="http://www.w3.org/1998/Math/MathML">
  <semantics>
    <mrow>
      <mrow>
        <msub>
          <mi>t</mi>
          <mi>f</mi>
        </msub>
        <mo stretchy="false">=</mo>
        <mn>22.6</mn>
      </mrow>
      <mtext>ps</mtext>
    </mrow>
    <annotation encoding="StarMath 5.0">t_f = 22.6 "ps"</annotation>
  </semantics>
</math>
</file>

<file path=Object 4/content.xml><?xml version="1.0" encoding="utf-8"?>
<math xmlns="http://www.w3.org/1998/Math/MathML">
  <semantics>
    <mrow>
      <mrow>
        <msub>
          <mi>t</mi>
          <mi>r</mi>
        </msub>
        <mo stretchy="false">=</mo>
        <mn>86.4</mn>
      </mrow>
      <mtext>ps</mtext>
    </mrow>
    <annotation encoding="StarMath 5.0">t_r = 86.4 "ps"</annotation>
  </semantics>
</math>
</file>

<file path=Object 5/content.xml><?xml version="1.0" encoding="utf-8"?>
<math xmlns="http://www.w3.org/1998/Math/MathML">
  <semantics>
    <mrow>
      <mrow>
        <mi>Q</mi>
        <mo stretchy="false">=</mo>
        <mn>6</mn>
      </mrow>
      <mtext>fC</mtext>
    </mrow>
    <annotation encoding="StarMath 5.0">Q = 6 "fC"</annotation>
  </semantics>
</math>
</file>

<file path=Object 6/content.xml><?xml version="1.0" encoding="utf-8"?>
<math xmlns="http://www.w3.org/1998/Math/MathML">
  <semantics>
    <mrow>
      <mrow>
        <mrow>
          <msub>
            <mi>f</mi>
            <mrow>
              <mi mathvariant="italic">osc</mi>
            </mrow>
          </msub>
          <mo stretchy="false">=</mo>
          <mfrac>
            <mn>1</mn>
            <mrow>
              <mn>2</mn>
              <mi>N</mi>
              <msub>
                <mi>t</mi>
                <mi>d</mi>
              </msub>
            </mrow>
          </mfrac>
        </mrow>
        <mo stretchy="false">=</mo>
        <mn>4.7</mn>
      </mrow>
      <mtext>GHz</mtext>
    </mrow>
    <annotation encoding="StarMath 5.0">f_{osc} = 1 over { 2 N t_d } = 4.7 "GHz"</annotation>
  </semantics>
</math>
</file>

<file path=Object 7/content.xml><?xml version="1.0" encoding="utf-8"?>
<math xmlns="http://www.w3.org/1998/Math/MathML">
  <semantics>
    <mrow>
      <mrow>
        <msub>
          <mi>t</mi>
          <mi>d</mi>
        </msub>
        <mo stretchy="false">=</mo>
        <mn>35</mn>
      </mrow>
      <mtext>ps</mtext>
    </mrow>
    <annotation encoding="StarMath 5.0">t_d = 35 "ps"</annotation>
  </semantics>
</math>
</file>

<file path=Object 8/content.xml><?xml version="1.0" encoding="utf-8"?>
<math xmlns="http://www.w3.org/1998/Math/MathML">
  <semantics>
    <mrow>
      <mrow>
        <msub>
          <mi>t</mi>
          <mrow>
            <msub>
              <mi mathvariant="italic">HL</mi>
              <mrow>
                <mi mathvariant="italic">NAND</mi>
              </mrow>
            </msub>
          </mrow>
        </msub>
        <mo stretchy="false">=</mo>
        <mn>29.1</mn>
      </mrow>
      <mtext>ps</mtext>
    </mrow>
    <annotation encoding="StarMath 5.0">t_{HL_{NAND}} = 29.1 "ps"</annotation>
  </semantics>
</math>
</file>

<file path=Object 9/content.xml><?xml version="1.0" encoding="utf-8"?>
<math xmlns="http://www.w3.org/1998/Math/MathML">
  <semantics>
    <mrow>
      <mrow>
        <msub>
          <mi>t</mi>
          <mrow>
            <msub>
              <mi mathvariant="italic">HL</mi>
              <mrow>
                <mi mathvariant="italic">NAND</mi>
              </mrow>
            </msub>
          </mrow>
        </msub>
        <mo stretchy="false">=</mo>
        <mn>59.0</mn>
      </mrow>
      <mtext>ps</mtext>
    </mrow>
    <annotation encoding="StarMath 5.0">t_{HL_{NAND}} = 59.0 "ps"</annotation>
  </semantics>
</math>
</file>